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/>
    </style:style>
    <style:style style:name="T2" style:parent-style-name="DefaultParagraphFont" style:family="text">
      <style:text-properties style:font-name="Times New Roman" style:font-name-asian="Times New Roman" style:letter-kerning="true" fo:font-size="12pt" style:font-size-asian="12pt" style:font-size-complex="12pt"/>
    </style:style>
    <style:style style:name="T3" style:parent-style-name="DefaultParagraphFont" style:family="text">
      <style:text-properties style:font-name="Times New Roman" style:font-name-asian="Times New Roman" style:letter-kerning="true" fo:font-size="12pt" style:font-size-asian="12pt" style:font-size-complex="12pt"/>
    </style:style>
    <style:style style:name="T4" style:parent-style-name="DefaultParagraphFont" style:family="text">
      <style:text-properties style:font-name="Times New Roman" style:font-name-asian="Times New Roman" style:letter-kerning="true" fo:font-size="12pt" style:font-size-asian="12pt" style:font-size-complex="12pt"/>
    </style:style>
    <style:style style:name="T5" style:parent-style-name="DefaultParagraphFont" style:family="text">
      <style:text-properties style:font-name="Times New Roman" style:font-name-asian="Times New Roman" style:letter-kerning="true" fo:font-size="12pt" style:font-size-asian="12pt" style:font-size-complex="12pt"/>
    </style:style>
    <style:style style:name="T6" style:parent-style-name="DefaultParagraphFont" style:family="text">
      <style:text-properties style:font-name="Times New Roman" style:font-name-asian="Times New Roman" style:letter-kerning="true" fo:font-size="12pt" style:font-size-asian="12pt" style:font-size-complex="12pt"/>
    </style:style>
    <style:style style:name="T7" style:parent-style-name="DefaultParagraphFont" style:family="text">
      <style:text-properties style:font-name="Times New Roman" style:font-name-asian="Times New Roman" style:letter-kerning="true" fo:font-size="12pt" style:font-size-asian="12pt" style:font-size-complex="12pt"/>
    </style:style>
    <style:style style:name="T8" style:parent-style-name="st" style:family="text">
      <style:text-properties style:font-name="Times New Roman"/>
    </style:style>
    <style:style style:name="TableColumn10" style:family="table-column">
      <style:table-column-properties style:column-width="1.6437in" style:use-optimal-column-width="false"/>
    </style:style>
    <style:style style:name="TableColumn11" style:family="table-column">
      <style:table-column-properties style:column-width="1.2333in" style:use-optimal-column-width="false"/>
    </style:style>
    <style:style style:name="TableColumn12" style:family="table-column">
      <style:table-column-properties style:column-width="0.9972in" style:use-optimal-column-width="false"/>
    </style:style>
    <style:style style:name="TableColumn13" style:family="table-column">
      <style:table-column-properties style:column-width="1.125in" style:use-optimal-column-width="false"/>
    </style:style>
    <style:style style:name="TableColumn14" style:family="table-column">
      <style:table-column-properties style:column-width="1.25in" style:use-optimal-column-width="false"/>
    </style:style>
    <style:style style:name="TableColumn15" style:family="table-column">
      <style:table-column-properties style:column-width="1.1875in" style:use-optimal-column-width="false"/>
    </style:style>
    <style:style style:name="TableColumn16" style:family="table-column">
      <style:table-column-properties style:column-width="1.0625in" style:use-optimal-column-width="false"/>
    </style:style>
    <style:style style:name="TableColumn17" style:family="table-column">
      <style:table-column-properties style:column-width="1.25in" style:use-optimal-column-width="false"/>
    </style:style>
    <style:style style:name="Table9" style:family="table">
      <style:table-properties style:width="9.7493in" style:rel-width="108.46%" fo:margin-left="-0.0055in" table:align="left"/>
    </style:style>
    <style:style style:name="TableRow18" style:family="table-row">
      <style:table-row-properties style:min-row-height="0.3437in" style:use-optimal-row-height="false"/>
    </style:style>
    <style:style style:name="TableCell19" style:family="table-cell">
      <style:table-cell-properties fo:border="0.0104in solid #000000" fo:background-color="#D9D9D9" style:writing-mode="lr-tb" style:vertical-align="middle" fo:padding-top="0.052in" fo:padding-left="0.052in" fo:padding-bottom="0.052in" fo:padding-right="0.052in"/>
    </style:style>
    <style:style style:name="P20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1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22" style:family="table-cell">
      <style:table-cell-properties fo:border="0.0104in solid #000000" fo:background-color="#D9D9D9" style:writing-mode="lr-tb" style:vertical-align="middle" fo:padding-top="0.052in" fo:padding-left="0.052in" fo:padding-bottom="0.052in" fo:padding-right="0.052in"/>
    </style:style>
    <style:style style:name="P23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4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25" style:family="table-cell">
      <style:table-cell-properties fo:border="0.0104in solid #000000" fo:background-color="#D9D9D9" style:writing-mode="lr-tb" style:vertical-align="middle" fo:padding-top="0.052in" fo:padding-left="0.052in" fo:padding-bottom="0.052in" fo:padding-right="0.052in"/>
    </style:style>
    <style:style style:name="P26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7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="0.0104in solid #000000" fo:background-color="#D9D9D9" style:writing-mode="lr-tb" style:vertical-align="middle" fo:padding-top="0.052in" fo:padding-left="0.052in" fo:padding-bottom="0.052in" fo:padding-right="0.052in"/>
    </style:style>
    <style:style style:name="P29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0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31" style:family="table-cell">
      <style:table-cell-properties fo:border="0.0104in solid #000000" fo:background-color="#D9D9D9" style:writing-mode="lr-tb" style:vertical-align="middle" fo:padding-top="0.052in" fo:padding-left="0.052in" fo:padding-bottom="0.052in" fo:padding-right="0.052in"/>
    </style:style>
    <style:style style:name="P32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3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34" style:family="table-cell">
      <style:table-cell-properties fo:border="0.0104in solid #000000" fo:background-color="#D9D9D9" style:writing-mode="lr-tb" style:vertical-align="middle" fo:padding-top="0.052in" fo:padding-left="0.052in" fo:padding-bottom="0.052in" fo:padding-right="0.052in"/>
    </style:style>
    <style:style style:name="P35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6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37" style:family="table-cell">
      <style:table-cell-properties fo:border="0.0104in solid #000000" fo:background-color="#D9D9D9" style:writing-mode="lr-tb" style:vertical-align="middle" fo:padding-top="0.052in" fo:padding-left="0.052in" fo:padding-bottom="0.052in" fo:padding-right="0.052in"/>
    </style:style>
    <style:style style:name="P38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Row39" style:family="table-row">
      <style:table-row-properties style:min-row-height="0.6687in" style:use-optimal-row-height="false"/>
    </style:style>
    <style:style style:name="P40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1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ableCell42" style:family="table-cell">
      <style:table-cell-properties fo:border="0.0104in solid #000000" fo:background-color="#D9D9D9" style:writing-mode="lr-tb" style:vertical-align="middle" fo:padding-top="0.052in" fo:padding-left="0.052in" fo:padding-bottom="0.052in" fo:padding-right="0.052in"/>
    </style:style>
    <style:style style:name="P43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44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45" style:family="table-cell">
      <style:table-cell-properties fo:border="0.0104in solid #000000" fo:background-color="#D9D9D9" style:writing-mode="lr-tb" style:vertical-align="middle" fo:padding-top="0.052in" fo:padding-left="0.052in" fo:padding-bottom="0.052in" fo:padding-right="0.052in"/>
    </style:style>
    <style:style style:name="P46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47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48" style:family="table-cell">
      <style:table-cell-properties fo:border="0.0104in solid #000000" fo:background-color="#D9D9D9" style:writing-mode="lr-tb" style:vertical-align="middle" fo:padding-top="0.052in" fo:padding-left="0.052in" fo:padding-bottom="0.052in" fo:padding-right="0.052in"/>
    </style:style>
    <style:style style:name="P49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50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51" style:family="table-cell">
      <style:table-cell-properties fo:border="0.0104in solid #000000" fo:background-color="#D9D9D9" style:writing-mode="lr-tb" style:vertical-align="middle" fo:padding-top="0.052in" fo:padding-left="0.052in" fo:padding-bottom="0.052in" fo:padding-right="0.052in"/>
    </style:style>
    <style:style style:name="P52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53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54" style:family="table-cell">
      <style:table-cell-properties fo:border="0.0104in solid #000000" fo:background-color="#D9D9D9" style:writing-mode="lr-tb" style:vertical-align="middle" fo:padding-top="0.052in" fo:padding-left="0.052in" fo:padding-bottom="0.052in" fo:padding-right="0.052in"/>
    </style:style>
    <style:style style:name="P55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56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57" style:parent-style-name="st" style:family="text">
      <style:text-properties style:font-name="Times New Roman"/>
    </style:style>
    <style:style style:name="TableCell58" style:family="table-cell">
      <style:table-cell-properties fo:border="0.0104in solid #000000" fo:background-color="#D9D9D9" style:writing-mode="lr-tb" style:vertical-align="middle" fo:padding-top="0.052in" fo:padding-left="0.052in" fo:padding-bottom="0.052in" fo:padding-right="0.052in"/>
    </style:style>
    <style:style style:name="P59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60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61" style:parent-style-name="st" style:family="text">
      <style:text-properties style:font-name="Times New Roman"/>
    </style:style>
    <style:style style:name="TableRow62" style:family="table-row">
      <style:table-row-properties style:min-row-height="0.6687in" style:use-optimal-row-height="false"/>
    </style:style>
    <style:style style:name="TableCell63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64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65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66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67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6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69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70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7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72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73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74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75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76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77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78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79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0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81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84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</style:style>
    <style:style style:name="T8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8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87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88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8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1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2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93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4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95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6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97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8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99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0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01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2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03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06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107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08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9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10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11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11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13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14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11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16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17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11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19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20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12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23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24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12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26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27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30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</style:style>
    <style:style style:name="T13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3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133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34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13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7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38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39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14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42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43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14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45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46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14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48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49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15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52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53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15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55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56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15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60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</style:style>
    <style:style style:name="T16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162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63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16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5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66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67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16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69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70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17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73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74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75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76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17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79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80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18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8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83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84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87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</style:style>
    <style:style style:name="T18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89" style:parent-style-name="Hyper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/>
    </style:style>
    <style:style style:name="TableCell190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91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2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93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94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95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96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19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8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199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00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01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202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03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04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05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06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07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0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11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</style:style>
    <style:style style:name="T21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13" style:parent-style-name="Hyper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/>
    </style:style>
    <style:style style:name="TableCell214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15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216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17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18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19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20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21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222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23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24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225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26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27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28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29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30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3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34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</style:style>
    <style:style style:name="T23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36" style:parent-style-name="Hyper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/>
    </style:style>
    <style:style style:name="TableCell237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38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239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40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41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4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43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244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45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46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247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48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49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50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51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252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53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54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55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5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59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</style:style>
    <style:style style:name="T26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61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62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6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64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P265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66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67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68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269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70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71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272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73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74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275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76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77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278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79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80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281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82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85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</style:style>
    <style:style style:name="T28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87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88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8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0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P291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92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93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94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295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96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97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298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99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00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301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02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0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4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305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06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07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308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09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12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</style:style>
    <style:style style:name="T31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14" style:parent-style-name="Hyper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/>
    </style:style>
    <style:style style:name="TableCell315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16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317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18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19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2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21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322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23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2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25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326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27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28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29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30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31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32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333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34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3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38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</style:style>
    <style:style style:name="T33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40" style:parent-style-name="Hyper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/>
    </style:style>
    <style:style style:name="TableCell341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42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4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44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P345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46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47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49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350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51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52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353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54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5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56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357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58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5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60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361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62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63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364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65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6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69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</style:style>
    <style:style style:name="T37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71" style:parent-style-name="Hyper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/>
    </style:style>
    <style:style style:name="TableCell372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73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7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75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P376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77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78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79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380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81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8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83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384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85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8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87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388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89" style:parent-style-name="Normal" style:family="paragraph">
      <style:paragraph-properties fo:text-align="center" fo:margin-top="0.052in" fo:margin-bottom="0.052in" fo:line-height="100%" fo:margin-right="0.052in"/>
    </style:style>
    <style:style style:name="T39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91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392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93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94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395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96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9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400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401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402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3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4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5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406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7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408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9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410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11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412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13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414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15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416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417" style:parent-style-name="Normal" style:family="paragraph">
      <style:text-properties style:font-name="Times New Roman" fo:font-weight="bold" style:font-weight-asian="bold" style:font-weight-complex="bold"/>
    </style:style>
    <style:style style:name="T418" style:parent-style-name="DefaultParagraphFont" style:family="text">
      <style:text-properties style:font-name="Times New Roman"/>
    </style:style>
    <style:style style:name="T419" style:parent-style-name="Hyperlink" style:family="text">
      <style:text-properties style:font-name="Times New Roman"/>
    </style:style>
    <style:style style:name="T420" style:parent-style-name="DefaultParagraphFont" style:family="text">
      <style:text-properties style:font-name="Times New Roman"/>
    </style:style>
    <style:style style:name="T421" style:parent-style-name="st" style:family="text">
      <style:text-properties style:font-name="Times New Roman"/>
    </style:style>
    <style:style style:name="T422" style:parent-style-name="st" style:family="text">
      <style:text-properties style:font-name="Times New Roman"/>
    </style:style>
    <style:style style:name="T423" style:parent-style-name="st" style:family="text">
      <style:text-properties style:font-name="Times New Roman"/>
    </style:style>
    <style:style style:name="T424" style:parent-style-name="Hyperlink" style:family="text">
      <style:text-properties style:font-name="Times New Roman"/>
    </style:style>
    <style:style style:name="T425" style:parent-style-name="st" style:family="text">
      <style:text-properties style:font-name="Times New Roman"/>
    </style:style>
    <style:style style:name="T426" style:parent-style-name="st" style:family="text">
      <style:text-properties style:font-name="Times New Roman"/>
    </style:style>
    <style:style style:name="T427" style:parent-style-name="st" style:family="text">
      <style:text-properties style:font-name="Times New Roman"/>
    </style:style>
    <style:style style:name="T428" style:parent-style-name="st" style:family="text">
      <style:text-properties style:font-name="Times New Roman"/>
    </style:style>
  </office:automatic-styles>
  <office:body>
    <office:text text:use-soft-page-breaks="true">
      <text:p text:style-name="P1"><text:span text:style-name="T2">Risk of bias in<text:s/></text:span><text:span text:style-name="T3">included trials</text:span><text:span text:style-name="T4">.</text:span><text:span text:style-name="T5"><text:s/>Items for each trial are based on the Cochrane Risk of Bias Tool</text:span><text:span text:style-name="T6"><text:s/>version 2</text:span><text:span text:style-name="T7">* and summary determination across all trials is based on the Cochrane Handbook</text:span><text:span text:style-name="T8">†.</text:span></text:p>
      <text:p text:style-name="Normal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 table:number-rows-spanned="2">
            <text:p text:style-name="P20"><text:span text:style-name="T21">Study</text:span></text:p>
          </table:table-cell>
          <table:table-cell table:style-name="TableCell22" table:number-rows-spanned="2">
            <text:p text:style-name="P23"><text:span text:style-name="T24">Summary risk and number of subjects</text:span></text:p>
          </table:table-cell>
          <table:table-cell table:style-name="TableCell25" table:number-columns-spanned="2">
            <text:p text:style-name="P26"><text:span text:style-name="T27">Selection bias</text:span></text:p>
          </table:table-cell>
          <table:covered-table-cell/>
          <table:table-cell table:style-name="TableCell28">
            <text:p text:style-name="P29"><text:span text:style-name="T30">Performance bias</text:span></text:p>
          </table:table-cell>
          <table:table-cell table:style-name="TableCell31">
            <text:p text:style-name="P32"><text:span text:style-name="T33">Detection bias</text:span></text:p>
          </table:table-cell>
          <table:table-cell table:style-name="TableCell34">
            <text:p text:style-name="P35"><text:span text:style-name="T36">Attrition bias</text:span></text:p>
          </table:table-cell>
          <table:table-cell table:style-name="TableCell37">
            <text:p text:style-name="P38">Reporting bias</text:p>
          </table:table-cell>
        </table:table-row>
        <table:table-row table:style-name="TableRow39">
          <table:covered-table-cell>
            <text:p text:style-name="P40"/>
          </table:covered-table-cell>
          <table:covered-table-cell>
            <text:p text:style-name="P41"/>
          </table:covered-table-cell>
          <table:table-cell table:style-name="TableCell42">
            <text:p text:style-name="P43"><text:span text:style-name="T44">Random sequence generation</text:span></text:p>
          </table:table-cell>
          <table:table-cell table:style-name="TableCell45">
            <text:p text:style-name="P46"><text:span text:style-name="T47">Allocation concealment</text:span></text:p>
          </table:table-cell>
          <table:table-cell table:style-name="TableCell48">
            <text:p text:style-name="P49"><text:span text:style-name="T50">Blinding of participants and personnel</text:span></text:p>
          </table:table-cell>
          <table:table-cell table:style-name="TableCell51">
            <text:p text:style-name="P52"><text:span text:style-name="T53">Blinding of outcome assessment</text:span></text:p>
          </table:table-cell>
          <table:table-cell table:style-name="TableCell54">
            <text:p text:style-name="P55"><text:span text:style-name="T56">Incomplete outcome data</text:span><text:span text:style-name="T57">‡</text:span></text:p>
          </table:table-cell>
          <table:table-cell table:style-name="TableCell58">
            <text:p text:style-name="P59"><text:span text:style-name="T60">Selective reporting</text:span><text:span text:style-name="T61">§</text:span></text:p>
          </table:table-cell>
        </table:table-row>
        <table:table-row table:style-name="TableRow62">
          <table:table-cell table:style-name="TableCell63">
            <text:p text:style-name="P64">Svoboda, 2007</text:p>
          </table:table-cell>
          <table:table-cell table:style-name="TableCell65">
            <text:p text:style-name="P66">High risk</text:p>
            <text:p text:style-name="P67"><text:span text:style-name="T68">72</text:span></text:p>
          </table:table-cell>
          <table:table-cell table:style-name="TableCell69">
            <text:p text:style-name="P70"><text:span text:style-name="T71">Low risk</text:span></text:p>
          </table:table-cell>
          <table:table-cell table:style-name="TableCell72">
            <text:p text:style-name="P73">Unclear risk</text:p>
          </table:table-cell>
          <table:table-cell table:style-name="TableCell74">
            <text:p text:style-name="P75">Unclear risk</text:p>
          </table:table-cell>
          <table:table-cell table:style-name="TableCell76">
            <text:p text:style-name="P77">Low risk</text:p>
          </table:table-cell>
          <table:table-cell table:style-name="TableCell78">
            <text:p text:style-name="P79">Low risk</text:p>
          </table:table-cell>
          <table:table-cell table:style-name="TableCell80">
            <text:p text:style-name="P81">High risk</text:p>
          </table:table-cell>
        </table:table-row>
        <table:table-row table:style-name="TableRow82">
          <table:table-cell table:style-name="TableCell83">
            <text:p text:style-name="P84"><text:span text:style-name="T85">Nobre, 2008</text:span><text:line-break/><text:a xlink:href="https://clinicaltrials.gov/ct2/show/study/NCT00250666" office:target-frame-name="_top" xlink:show="replace"><text:span text:style-name="T86">NCT00250666</text:span><text:line-break/></text:a></text:p>
          </table:table-cell>
          <table:table-cell table:style-name="TableCell87">
            <text:p text:style-name="P88"><text:span text:style-name="T89">High<text:s/></text:span><text:a xlink:href="http://openmetaanalysis.github.io/Sepsis-and-septic-shock-treatment-with-procalcitonin-guided-antibiotics/table-bias.html" office:target-frame-name="_top" xlink:show="replace"><text:span text:style-name="T90"><text:s/>risk</text:span></text:a></text:p>
            <text:p text:style-name="P91">79</text:p>
          </table:table-cell>
          <table:table-cell table:style-name="TableCell92">
            <text:p text:style-name="P93">Low risk</text:p>
          </table:table-cell>
          <table:table-cell table:style-name="TableCell94">
            <text:p text:style-name="P95">Low risk</text:p>
          </table:table-cell>
          <table:table-cell table:style-name="TableCell96">
            <text:p text:style-name="P97">High risk</text:p>
          </table:table-cell>
          <table:table-cell table:style-name="TableCell98">
            <text:p text:style-name="P99">High risk</text:p>
          </table:table-cell>
          <table:table-cell table:style-name="TableCell100">
            <text:p text:style-name="P101">Low risk</text:p>
          </table:table-cell>
          <table:table-cell table:style-name="TableCell102">
            <text:p text:style-name="P103">Low risk</text:p>
          </table:table-cell>
        </table:table-row>
        <table:table-row table:style-name="TableRow104">
          <table:table-cell table:style-name="TableCell105">
            <text:p text:style-name="P106">Schroeder, 2009</text:p>
          </table:table-cell>
          <table:table-cell table:style-name="TableCell107">
            <text:p text:style-name="P108">High risk</text:p>
            <text:p text:style-name="P109">27</text:p>
          </table:table-cell>
          <table:table-cell table:style-name="TableCell110">
            <text:p text:style-name="P111"><text:a xlink:href="http://openmetaanalysis.github.io/Sepsis-and-septic-shock-treatment-with-procalcitonin-guided-antibiotics/table-bias.html" office:target-frame-name="_top" xlink:show="replace"><text:span text:style-name="T112">Unclear risk</text:span></text:a></text:p>
          </table:table-cell>
          <table:table-cell table:style-name="TableCell113">
            <text:p text:style-name="P114"><text:a xlink:href="http://openmetaanalysis.github.io/Sepsis-and-septic-shock-treatment-with-procalcitonin-guided-antibiotics/table-bias.html" office:target-frame-name="_top" xlink:show="replace"><text:span text:style-name="T115">Unclear risk</text:span></text:a></text:p>
          </table:table-cell>
          <table:table-cell table:style-name="TableCell116">
            <text:p text:style-name="P117"><text:a xlink:href="http://openmetaanalysis.github.io/Sepsis-and-septic-shock-treatment-with-procalcitonin-guided-antibiotics/table-bias.html" office:target-frame-name="_top" xlink:show="replace"><text:span text:style-name="T118">Unclear risk</text:span></text:a></text:p>
          </table:table-cell>
          <table:table-cell table:style-name="TableCell119">
            <text:p text:style-name="P120"><text:span text:style-name="T121">Unclear</text:span><text:a xlink:href="http://openmetaanalysis.github.io/Sepsis-and-septic-shock-treatment-with-procalcitonin-guided-antibiotics/table-bias.html" office:target-frame-name="_top" xlink:show="replace"><text:span text:style-name="T122"><text:s/>risk</text:span></text:a></text:p>
          </table:table-cell>
          <table:table-cell table:style-name="TableCell123">
            <text:p text:style-name="P124"><text:a xlink:href="http://openmetaanalysis.github.io/Sepsis-and-septic-shock-treatment-with-procalcitonin-guided-antibiotics/table-bias.html" office:target-frame-name="_top" xlink:show="replace"><text:span text:style-name="T125">Low risk</text:span></text:a></text:p>
          </table:table-cell>
          <table:table-cell table:style-name="TableCell126">
            <text:p text:style-name="P127">High risk</text:p>
          </table:table-cell>
        </table:table-row>
        <table:table-row table:style-name="TableRow128">
          <table:table-cell table:style-name="TableCell129">
            <text:p text:style-name="P130"><text:span text:style-name="T131">Hochreiter, 2009</text:span><text:line-break/><text:a xlink:href="http://www.isrctn.com/ISRCTN10288268" office:target-frame-name="_top" xlink:show="replace"><text:span text:style-name="T132">ISRCTN10288268</text:span><text:line-break/></text:a></text:p>
          </table:table-cell>
          <table:table-cell table:style-name="TableCell133">
            <text:p text:style-name="P134"><text:span text:style-name="T135">High<text:s/></text:span><text:a xlink:href="http://openmetaanalysis.github.io/Sepsis-and-septic-shock-treatment-with-procalcitonin-guided-antibiotics/table-bias.html" office:target-frame-name="_top" xlink:show="replace"><text:span text:style-name="T136">risk</text:span></text:a></text:p>
            <text:p text:style-name="P137">110</text:p>
          </table:table-cell>
          <table:table-cell table:style-name="TableCell138">
            <text:p text:style-name="P139"><text:span text:style-name="T140">Unclear</text:span><text:a xlink:href="http://openmetaanalysis.github.io/Sepsis-and-septic-shock-treatment-with-procalcitonin-guided-antibiotics/table-bias.html" office:target-frame-name="_top" xlink:show="replace"><text:span text:style-name="T141"><text:s/>risk</text:span></text:a></text:p>
          </table:table-cell>
          <table:table-cell table:style-name="TableCell142">
            <text:p text:style-name="P143"><text:a xlink:href="http://openmetaanalysis.github.io/Sepsis-and-septic-shock-treatment-with-procalcitonin-guided-antibiotics/table-bias.html" office:target-frame-name="_top" xlink:show="replace"><text:span text:style-name="T144">High risk</text:span></text:a></text:p>
          </table:table-cell>
          <table:table-cell table:style-name="TableCell145">
            <text:p text:style-name="P146"><text:a xlink:href="http://openmetaanalysis.github.io/Sepsis-and-septic-shock-treatment-with-procalcitonin-guided-antibiotics/table-bias.html" office:target-frame-name="_top" xlink:show="replace"><text:span text:style-name="T147">High risk</text:span></text:a></text:p>
          </table:table-cell>
          <table:table-cell table:style-name="TableCell148">
            <text:p text:style-name="P149"><text:span text:style-name="T150">High</text:span><text:a xlink:href="http://openmetaanalysis.github.io/Sepsis-and-septic-shock-treatment-with-procalcitonin-guided-antibiotics/table-bias.html" office:target-frame-name="_top" xlink:show="replace"><text:span text:style-name="T151"><text:s/>risk</text:span></text:a></text:p>
          </table:table-cell>
          <table:table-cell table:style-name="TableCell152">
            <text:p text:style-name="P153"><text:a xlink:href="http://openmetaanalysis.github.io/Sepsis-and-septic-shock-treatment-with-procalcitonin-guided-antibiotics/table-bias.html" office:target-frame-name="_top" xlink:show="replace"><text:span text:style-name="T154">Low risk</text:span></text:a></text:p>
          </table:table-cell>
          <table:table-cell table:style-name="TableCell155">
            <text:p text:style-name="P156"><text:a xlink:href="http://openmetaanalysis.github.io/Sepsis-and-septic-shock-treatment-with-procalcitonin-guided-antibiotics/table-bias.html" office:target-frame-name="_top" xlink:show="replace"><text:span text:style-name="T157">Low risk</text:span></text:a></text:p>
          </table:table-cell>
        </table:table-row>
        <table:table-row table:style-name="TableRow158">
          <table:table-cell table:style-name="TableCell159">
            <text:p text:style-name="P160"><text:span text:style-name="T161">Layios, 2012</text:span><text:line-break/></text:p>
          </table:table-cell>
          <table:table-cell table:style-name="TableCell162">
            <text:p text:style-name="P163"><text:a xlink:href="http://openmetaanalysis.github.io/Sepsis-and-septic-shock-treatment-with-procalcitonin-guided-antibiotics/table-bias.html" office:target-frame-name="_top" xlink:show="replace"><text:span text:style-name="T164">High risk</text:span></text:a></text:p>
            <text:p text:style-name="P165">509</text:p>
          </table:table-cell>
          <table:table-cell table:style-name="TableCell166">
            <text:p text:style-name="P167"><text:a xlink:href="http://openmetaanalysis.github.io/Sepsis-and-septic-shock-treatment-with-procalcitonin-guided-antibiotics/table-bias.html" office:target-frame-name="_top" xlink:show="replace"><text:span text:style-name="T168">Unclear risk</text:span></text:a></text:p>
          </table:table-cell>
          <table:table-cell table:style-name="TableCell169">
            <text:p text:style-name="P170"><text:span text:style-name="T171">Unclear<text:s/></text:span><text:a xlink:href="http://openmetaanalysis.github.io/Sepsis-and-septic-shock-treatment-with-procalcitonin-guided-antibiotics/table-bias.html" office:target-frame-name="_top" xlink:show="replace"><text:span text:style-name="T172">risk</text:span></text:a></text:p>
          </table:table-cell>
          <table:table-cell table:style-name="TableCell173">
            <text:p text:style-name="P174">Unclear risk<text:s/></text:p>
          </table:table-cell>
          <table:table-cell table:style-name="TableCell175">
            <text:p text:style-name="P176"><text:span text:style-name="T177">Unclear</text:span><text:a xlink:href="http://openmetaanalysis.github.io/Sepsis-and-septic-shock-treatment-with-procalcitonin-guided-antibiotics/table-bias.html" office:target-frame-name="_top" xlink:show="replace"><text:span text:style-name="T178"><text:s/>risk</text:span></text:a></text:p>
          </table:table-cell>
          <table:table-cell table:style-name="TableCell179">
            <text:p text:style-name="P180"><text:span text:style-name="T181">Low<text:s/></text:span><text:a xlink:href="http://openmetaanalysis.github.io/Sepsis-and-septic-shock-treatment-with-procalcitonin-guided-antibiotics/table-bias.html" office:target-frame-name="_top" xlink:show="replace"><text:span text:style-name="T182"><text:s/>risk</text:span></text:a></text:p>
          </table:table-cell>
          <table:table-cell table:style-name="TableCell183">
            <text:p text:style-name="P184">High risk</text:p>
          </table:table-cell>
        </table:table-row>
        <table:table-row table:style-name="TableRow185">
          <table:table-cell table:style-name="TableCell186">
            <text:p text:style-name="P187"><text:span text:style-name="T188">Annane, 2013</text:span><text:line-break/><text:a xlink:href="https://clinicaltrials.gov/ct2/show/study/NCT01025180" office:target-frame-name="_top" xlink:show="replace"><text:span text:style-name="T189">NCT01025180</text:span><text:line-break/></text:a></text:p>
          </table:table-cell>
          <table:table-cell table:style-name="TableCell190">
            <text:p text:style-name="P191">High risk</text:p>
            <text:p text:style-name="P192">62</text:p>
          </table:table-cell>
          <table:table-cell table:style-name="TableCell193">
            <text:p text:style-name="P194">Low risk</text:p>
          </table:table-cell>
          <table:table-cell table:style-name="TableCell195">
            <text:p text:style-name="P196"><text:span text:style-name="T197">Low</text:span><text:a xlink:href="http://openmetaanalysis.github.io/Sepsis-and-septic-shock-treatment-with-procalcitonin-guided-antibiotics/table-bias.html" office:target-frame-name="_top" xlink:show="replace"><text:span text:style-name="T198"><text:s/>risk</text:span></text:a></text:p>
          </table:table-cell>
          <table:table-cell table:style-name="TableCell199">
            <text:p text:style-name="P200"><text:a xlink:href="http://openmetaanalysis.github.io/Sepsis-and-septic-shock-treatment-with-procalcitonin-guided-antibiotics/table-bias.html" office:target-frame-name="_top" xlink:show="replace"><text:span text:style-name="T201">High risk</text:span></text:a></text:p>
          </table:table-cell>
          <table:table-cell table:style-name="TableCell202">
            <text:p text:style-name="P203">High risk</text:p>
          </table:table-cell>
          <table:table-cell table:style-name="TableCell204">
            <text:p text:style-name="P205">Low risk</text:p>
          </table:table-cell>
          <table:table-cell table:style-name="TableCell206">
            <text:p text:style-name="P207"><text:a xlink:href="http://openmetaanalysis.github.io/Sepsis-and-septic-shock-treatment-with-procalcitonin-guided-antibiotics/table-bias.html" office:target-frame-name="_top" xlink:show="replace"><text:span text:style-name="T208">Low risk</text:span></text:a></text:p>
          </table:table-cell>
        </table:table-row>
        <text:soft-page-break/>
        <table:table-row table:style-name="TableRow209">
          <table:table-cell table:style-name="TableCell210">
            <text:p text:style-name="P211"><text:span text:style-name="T212">Oliveira, 2013</text:span><text:line-break/><text:a xlink:href="https://clinicaltrials.gov/ct2/show/study/NCT00934011" office:target-frame-name="_top" xlink:show="replace"><text:span text:style-name="T213">NCT00934011</text:span><text:line-break/></text:a></text:p>
          </table:table-cell>
          <table:table-cell table:style-name="TableCell214">
            <text:p text:style-name="P215">High risk</text:p>
            <text:p text:style-name="P216">94</text:p>
          </table:table-cell>
          <table:table-cell table:style-name="TableCell217">
            <text:p text:style-name="P218">Low risk</text:p>
          </table:table-cell>
          <table:table-cell table:style-name="TableCell219">
            <text:p text:style-name="P220"><text:a xlink:href="http://openmetaanalysis.github.io/Sepsis-and-septic-shock-treatment-with-procalcitonin-guided-antibiotics/table-bias.html" office:target-frame-name="_top" xlink:show="replace"><text:span text:style-name="T221">High risk</text:span></text:a></text:p>
          </table:table-cell>
          <table:table-cell table:style-name="TableCell222">
            <text:p text:style-name="P223"><text:a xlink:href="http://openmetaanalysis.github.io/Sepsis-and-septic-shock-treatment-with-procalcitonin-guided-antibiotics/table-bias.html" office:target-frame-name="_top" xlink:show="replace"><text:span text:style-name="T224">High risk</text:span></text:a></text:p>
          </table:table-cell>
          <table:table-cell table:style-name="TableCell225">
            <text:p text:style-name="P226">Low risk</text:p>
          </table:table-cell>
          <table:table-cell table:style-name="TableCell227">
            <text:p text:style-name="P228">Low risk</text:p>
          </table:table-cell>
          <table:table-cell table:style-name="TableCell229">
            <text:p text:style-name="P230"><text:a xlink:href="http://openmetaanalysis.github.io/Sepsis-and-septic-shock-treatment-with-procalcitonin-guided-antibiotics/table-bias.html" office:target-frame-name="_top" xlink:show="replace"><text:span text:style-name="T231">Low risk</text:span></text:a></text:p>
          </table:table-cell>
        </table:table-row>
        <table:table-row table:style-name="TableRow232">
          <table:table-cell table:style-name="TableCell233">
            <text:p text:style-name="P234"><text:span text:style-name="T235">Deliberato, 2013</text:span><text:line-break/><text:a xlink:href="https://clinicaltrials.gov/ct2/show/study/NCT01494675" office:target-frame-name="_top" xlink:show="replace"><text:span text:style-name="T236">NCT01494675</text:span><text:line-break/></text:a></text:p>
          </table:table-cell>
          <table:table-cell table:style-name="TableCell237">
            <text:p text:style-name="P238">High risk</text:p>
            <text:p text:style-name="P239">81</text:p>
          </table:table-cell>
          <table:table-cell table:style-name="TableCell240">
            <text:p text:style-name="P241"><text:span text:style-name="T242">Low</text:span><text:a xlink:href="http://openmetaanalysis.github.io/Sepsis-and-septic-shock-treatment-with-procalcitonin-guided-antibiotics/table-bias.html" office:target-frame-name="_top" xlink:show="replace"><text:span text:style-name="T243"><text:s/>risk</text:span></text:a></text:p>
          </table:table-cell>
          <table:table-cell table:style-name="TableCell244">
            <text:p text:style-name="P245"><text:a xlink:href="http://openmetaanalysis.github.io/Sepsis-and-septic-shock-treatment-with-procalcitonin-guided-antibiotics/table-bias.html" office:target-frame-name="_top" xlink:show="replace"><text:span text:style-name="T246">High risk</text:span></text:a></text:p>
          </table:table-cell>
          <table:table-cell table:style-name="TableCell247">
            <text:p text:style-name="P248">High risk</text:p>
          </table:table-cell>
          <table:table-cell table:style-name="TableCell249">
            <text:p text:style-name="P250"><text:a xlink:href="http://openmetaanalysis.github.io/Sepsis-and-septic-shock-treatment-with-procalcitonin-guided-antibiotics/table-bias.html" office:target-frame-name="_top" xlink:show="replace"><text:span text:style-name="T251">High risk</text:span></text:a></text:p>
          </table:table-cell>
          <table:table-cell table:style-name="TableCell252">
            <text:p text:style-name="P253">High risk</text:p>
          </table:table-cell>
          <table:table-cell table:style-name="TableCell254">
            <text:p text:style-name="P255"><text:a xlink:href="http://openmetaanalysis.github.io/Sepsis-and-septic-shock-treatment-with-procalcitonin-guided-antibiotics/table-bias.html" office:target-frame-name="_top" xlink:show="replace"><text:span text:style-name="T256">Low risk</text:span></text:a></text:p>
          </table:table-cell>
        </table:table-row>
        <table:table-row table:style-name="TableRow257">
          <table:table-cell table:style-name="TableCell258">
            <text:p text:style-name="P259"><text:span text:style-name="T260">Liu, 2013</text:span><text:line-break/></text:p>
          </table:table-cell>
          <table:table-cell table:style-name="TableCell261">
            <text:p text:style-name="P262"><text:span text:style-name="T263">High</text:span><text:a xlink:href="http://openmetaanalysis.github.io/Sepsis-and-septic-shock-treatment-with-procalcitonin-guided-antibiotics/table-bias.html" office:target-frame-name="_top" xlink:show="replace"><text:span text:style-name="T264"><text:s/>risk</text:span></text:a></text:p>
            <text:p text:style-name="P265">82</text:p>
          </table:table-cell>
          <table:table-cell table:style-name="TableCell266">
            <text:p text:style-name="P267"><text:a xlink:href="http://openmetaanalysis.github.io/Sepsis-and-septic-shock-treatment-with-procalcitonin-guided-antibiotics/table-bias.html" office:target-frame-name="_top" xlink:show="replace"><text:span text:style-name="T268">Unclear risk</text:span></text:a></text:p>
          </table:table-cell>
          <table:table-cell table:style-name="TableCell269">
            <text:p text:style-name="P270"><text:a xlink:href="http://openmetaanalysis.github.io/Sepsis-and-septic-shock-treatment-with-procalcitonin-guided-antibiotics/table-bias.html" office:target-frame-name="_top" xlink:show="replace"><text:span text:style-name="T271">Unclear risk</text:span></text:a></text:p>
          </table:table-cell>
          <table:table-cell table:style-name="TableCell272">
            <text:p text:style-name="P273"><text:a xlink:href="http://openmetaanalysis.github.io/Sepsis-and-septic-shock-treatment-with-procalcitonin-guided-antibiotics/table-bias.html" office:target-frame-name="_top" xlink:show="replace"><text:span text:style-name="T274">Unclear risk</text:span></text:a></text:p>
          </table:table-cell>
          <table:table-cell table:style-name="TableCell275">
            <text:p text:style-name="P276"><text:a xlink:href="http://openmetaanalysis.github.io/Sepsis-and-septic-shock-treatment-with-procalcitonin-guided-antibiotics/table-bias.html" office:target-frame-name="_top" xlink:show="replace"><text:span text:style-name="T277"><text:s/>Unclear risk</text:span></text:a></text:p>
          </table:table-cell>
          <table:table-cell table:style-name="TableCell278">
            <text:p text:style-name="P279"><text:a xlink:href="http://openmetaanalysis.github.io/Sepsis-and-septic-shock-treatment-with-procalcitonin-guided-antibiotics/table-bias.html" office:target-frame-name="_top" xlink:show="replace"><text:span text:style-name="T280">High risk</text:span></text:a></text:p>
          </table:table-cell>
          <table:table-cell table:style-name="TableCell281">
            <text:p text:style-name="P282">High risk</text:p>
          </table:table-cell>
        </table:table-row>
        <table:table-row table:style-name="TableRow283">
          <table:table-cell table:style-name="TableCell284">
            <text:p text:style-name="P285"><text:span text:style-name="T286">Dharaniyadewi, 2013</text:span><text:line-break/></text:p>
          </table:table-cell>
          <table:table-cell table:style-name="TableCell287">
            <text:p text:style-name="P288"><text:span text:style-name="T289">High</text:span><text:a xlink:href="http://openmetaanalysis.github.io/Sepsis-and-septic-shock-treatment-with-procalcitonin-guided-antibiotics/table-bias.html" office:target-frame-name="_top" xlink:show="replace"><text:span text:style-name="T290"><text:s/>risk</text:span></text:a></text:p>
            <text:p text:style-name="P291">197</text:p>
          </table:table-cell>
          <table:table-cell table:style-name="TableCell292">
            <text:p text:style-name="P293"><text:a xlink:href="http://openmetaanalysis.github.io/Sepsis-and-septic-shock-treatment-with-procalcitonin-guided-antibiotics/table-bias.html" office:target-frame-name="_top" xlink:show="replace"><text:span text:style-name="T294">Unclear risk</text:span></text:a></text:p>
          </table:table-cell>
          <table:table-cell table:style-name="TableCell295">
            <text:p text:style-name="P296"><text:a xlink:href="http://openmetaanalysis.github.io/Sepsis-and-septic-shock-treatment-with-procalcitonin-guided-antibiotics/table-bias.html" office:target-frame-name="_top" xlink:show="replace"><text:span text:style-name="T297">Unclear risk</text:span></text:a></text:p>
          </table:table-cell>
          <table:table-cell table:style-name="TableCell298">
            <text:p text:style-name="P299"><text:a xlink:href="http://openmetaanalysis.github.io/Sepsis-and-septic-shock-treatment-with-procalcitonin-guided-antibiotics/table-bias.html" office:target-frame-name="_top" xlink:show="replace"><text:span text:style-name="T300">Unclear risk</text:span></text:a></text:p>
          </table:table-cell>
          <table:table-cell table:style-name="TableCell301">
            <text:p text:style-name="P302"><text:span text:style-name="T303">Unclear</text:span><text:a xlink:href="http://openmetaanalysis.github.io/Sepsis-and-septic-shock-treatment-with-procalcitonin-guided-antibiotics/table-bias.html" office:target-frame-name="_top" xlink:show="replace"><text:span text:style-name="T304"><text:s/>risk</text:span></text:a></text:p>
          </table:table-cell>
          <table:table-cell table:style-name="TableCell305">
            <text:p text:style-name="P306"><text:a xlink:href="http://openmetaanalysis.github.io/Sepsis-and-septic-shock-treatment-with-procalcitonin-guided-antibiotics/table-bias.html" office:target-frame-name="_top" xlink:show="replace"><text:span text:style-name="T307">High risk</text:span></text:a></text:p>
          </table:table-cell>
          <table:table-cell table:style-name="TableCell308">
            <text:p text:style-name="P309">High risk</text:p>
          </table:table-cell>
        </table:table-row>
        <table:table-row table:style-name="TableRow310">
          <table:table-cell table:style-name="TableCell311">
            <text:p text:style-name="P312"><text:span text:style-name="T313">ProGUARD, 2014</text:span><text:line-break/><text:a xlink:href="http://www.anzctr.org.au/TrialSearch.aspx?searchTxt=ACTRN12610000809033" office:target-frame-name="_top" xlink:show="replace"><text:span text:style-name="T314">ACTRN12610000809033</text:span><text:line-break/></text:a></text:p>
          </table:table-cell>
          <table:table-cell table:style-name="TableCell315">
            <text:p text:style-name="P316">High risk</text:p>
            <text:p text:style-name="P317">394</text:p>
          </table:table-cell>
          <table:table-cell table:style-name="TableCell318">
            <text:p text:style-name="P319"><text:span text:style-name="T320">Lower</text:span><text:a xlink:href="http://openmetaanalysis.github.io/Sepsis-and-septic-shock-treatment-with-procalcitonin-guided-antibiotics/table-bias.html" office:target-frame-name="_top" xlink:show="replace"><text:span text:style-name="T321"><text:s/>risk</text:span></text:a></text:p>
          </table:table-cell>
          <table:table-cell table:style-name="TableCell322">
            <text:p text:style-name="P323"><text:span text:style-name="T324">Unclear</text:span><text:a xlink:href="http://openmetaanalysis.github.io/Sepsis-and-septic-shock-treatment-with-procalcitonin-guided-antibiotics/table-bias.html" office:target-frame-name="_top" xlink:show="replace"><text:span text:style-name="T325"><text:s/>risk</text:span></text:a></text:p>
          </table:table-cell>
          <table:table-cell table:style-name="TableCell326">
            <text:p text:style-name="P327">High risk</text:p>
          </table:table-cell>
          <table:table-cell table:style-name="TableCell328">
            <text:p text:style-name="P329">Low risk</text:p>
          </table:table-cell>
          <table:table-cell table:style-name="TableCell330">
            <text:p text:style-name="P331"><text:a xlink:href="http://openmetaanalysis.github.io/Sepsis-and-septic-shock-treatment-with-procalcitonin-guided-antibiotics/table-bias.html" office:target-frame-name="_top" xlink:show="replace"><text:span text:style-name="T332">Low risk</text:span></text:a></text:p>
          </table:table-cell>
          <table:table-cell table:style-name="TableCell333">
            <text:p text:style-name="P334"><text:a xlink:href="http://openmetaanalysis.github.io/Sepsis-and-septic-shock-treatment-with-procalcitonin-guided-antibiotics/table-bias.html" office:target-frame-name="_top" xlink:show="replace"><text:span text:style-name="T335">Low risk</text:span></text:a></text:p>
          </table:table-cell>
        </table:table-row>
        <table:table-row table:style-name="TableRow336">
          <table:table-cell table:style-name="TableCell337">
            <text:p text:style-name="P338"><text:span text:style-name="T339">De Jong, 2016</text:span><text:line-break/><text:a xlink:href="https://clinicaltrials.gov/ct2/show/study/NCT01139489" office:target-frame-name="_top" xlink:show="replace"><text:span text:style-name="T340">NCT01139489</text:span><text:line-break/></text:a></text:p>
          </table:table-cell>
          <table:table-cell table:style-name="TableCell341">
            <text:p text:style-name="P342"><text:span text:style-name="T343">High</text:span><text:a xlink:href="http://openmetaanalysis.github.io/Sepsis-and-septic-shock-treatment-with-procalcitonin-guided-antibiotics/table-bias.html" office:target-frame-name="_top" xlink:show="replace"><text:span text:style-name="T344"><text:s/>risk</text:span></text:a></text:p>
            <text:p text:style-name="P345">1575</text:p>
          </table:table-cell>
          <table:table-cell table:style-name="TableCell346">
            <text:p text:style-name="P347"><text:span text:style-name="T348">Low<text:s/></text:span><text:a xlink:href="http://openmetaanalysis.github.io/Sepsis-and-septic-shock-treatment-with-procalcitonin-guided-antibiotics/table-bias.html" office:target-frame-name="_top" xlink:show="replace"><text:span text:style-name="T349"><text:s/>risk</text:span></text:a></text:p>
          </table:table-cell>
          <table:table-cell table:style-name="TableCell350">
            <text:p text:style-name="P351"><text:a xlink:href="http://openmetaanalysis.github.io/Sepsis-and-septic-shock-treatment-with-procalcitonin-guided-antibiotics/table-bias.html" office:target-frame-name="_top" xlink:show="replace"><text:span text:style-name="T352">High risk</text:span></text:a></text:p>
          </table:table-cell>
          <table:table-cell table:style-name="TableCell353">
            <text:p text:style-name="P354"><text:span text:style-name="T355">High<text:s/></text:span><text:a xlink:href="http://openmetaanalysis.github.io/Sepsis-and-septic-shock-treatment-with-procalcitonin-guided-antibiotics/table-bias.html" office:target-frame-name="_top" xlink:show="replace"><text:span text:style-name="T356"><text:s/>risk</text:span></text:a></text:p>
          </table:table-cell>
          <table:table-cell table:style-name="TableCell357">
            <text:p text:style-name="P358"><text:span text:style-name="T359">Unclear</text:span><text:a xlink:href="http://openmetaanalysis.github.io/Sepsis-and-septic-shock-treatment-with-procalcitonin-guided-antibiotics/table-bias.html" office:target-frame-name="_top" xlink:show="replace"><text:span text:style-name="T360"><text:s/>risk</text:span></text:a></text:p>
          </table:table-cell>
          <table:table-cell table:style-name="TableCell361">
            <text:p text:style-name="P362"><text:a xlink:href="http://openmetaanalysis.github.io/Sepsis-and-septic-shock-treatment-with-procalcitonin-guided-antibiotics/table-bias.html" office:target-frame-name="_top" xlink:show="replace"><text:span text:style-name="T363">Low risk</text:span></text:a></text:p>
          </table:table-cell>
          <table:table-cell table:style-name="TableCell364">
            <text:p text:style-name="P365"><text:a xlink:href="http://openmetaanalysis.github.io/Sepsis-and-septic-shock-treatment-with-procalcitonin-guided-antibiotics/table-bias.html" office:target-frame-name="_top" xlink:show="replace"><text:span text:style-name="T366">Low risk</text:span></text:a></text:p>
          </table:table-cell>
        </table:table-row>
        <table:table-row table:style-name="TableRow367">
          <table:table-cell table:style-name="TableCell368">
            <text:p text:style-name="P369"><text:span text:style-name="T370">Bloos, 2016</text:span><text:line-break/><text:a xlink:href="https://clinicaltrials.gov/ct2/show/study/NCT00832039" office:target-frame-name="_top" xlink:show="replace"><text:span text:style-name="T371">NCT00832039</text:span><text:line-break/></text:a></text:p>
          </table:table-cell>
          <table:table-cell table:style-name="TableCell372">
            <text:p text:style-name="P373"><text:span text:style-name="T374">High</text:span><text:a xlink:href="http://openmetaanalysis.github.io/Sepsis-and-septic-shock-treatment-with-procalcitonin-guided-antibiotics/table-bias.html" office:target-frame-name="_top" xlink:show="replace"><text:span text:style-name="T375"><text:s/>risk</text:span></text:a></text:p>
            <text:p text:style-name="P376">1089</text:p>
          </table:table-cell>
          <table:table-cell table:style-name="TableCell377">
            <text:p text:style-name="P378"><text:a xlink:href="http://openmetaanalysis.github.io/Sepsis-and-septic-shock-treatment-with-procalcitonin-guided-antibiotics/table-bias.html" office:target-frame-name="_top" xlink:show="replace"><text:span text:style-name="T379">Low risk</text:span></text:a></text:p>
          </table:table-cell>
          <table:table-cell table:style-name="TableCell380">
            <text:p text:style-name="P381"><text:span text:style-name="T382">Low<text:s/></text:span><text:a xlink:href="http://openmetaanalysis.github.io/Sepsis-and-septic-shock-treatment-with-procalcitonin-guided-antibiotics/table-bias.html" office:target-frame-name="_top" xlink:show="replace"><text:span text:style-name="T383"><text:s/>risk</text:span></text:a></text:p>
          </table:table-cell>
          <table:table-cell table:style-name="TableCell384">
            <text:p text:style-name="P385"><text:span text:style-name="T386">High</text:span><text:a xlink:href="http://openmetaanalysis.github.io/Sepsis-and-septic-shock-treatment-with-procalcitonin-guided-antibiotics/table-bias.html" office:target-frame-name="_top" xlink:show="replace"><text:span text:style-name="T387"><text:s/>risk</text:span></text:a></text:p>
          </table:table-cell>
          <table:table-cell table:style-name="TableCell388">
            <text:p text:style-name="P389"><text:span text:style-name="T390">Unclear</text:span><text:a xlink:href="http://openmetaanalysis.github.io/Sepsis-and-septic-shock-treatment-with-procalcitonin-guided-antibiotics/table-bias.html" office:target-frame-name="_top" xlink:show="replace"><text:span text:style-name="T391"><text:s/>risk</text:span></text:a></text:p>
          </table:table-cell>
          <table:table-cell table:style-name="TableCell392">
            <text:p text:style-name="P393"><text:a xlink:href="http://openmetaanalysis.github.io/Sepsis-and-septic-shock-treatment-with-procalcitonin-guided-antibiotics/table-bias.html" office:target-frame-name="_top" xlink:show="replace"><text:span text:style-name="T394">Low risk</text:span></text:a></text:p>
          </table:table-cell>
          <table:table-cell table:style-name="TableCell395">
            <text:p text:style-name="P396"><text:a xlink:href="http://openmetaanalysis.github.io/Sepsis-and-septic-shock-treatment-with-procalcitonin-guided-antibiotics/table-bias.html" office:target-frame-name="_top" xlink:show="replace"><text:span text:style-name="T397">Low risk</text:span></text:a></text:p>
          </table:table-cell>
        </table:table-row>
        <table:table-row table:style-name="TableRow398">
          <table:table-cell table:style-name="TableCell399">
            <text:p text:style-name="P400">Summary across all trials</text:p>
          </table:table-cell>
          <table:table-cell table:style-name="TableCell401">
            <text:p text:style-name="P402">Subjects in low risk trials: 0%</text:p>
            <text:p text:style-name="P403">Subjects in trials of unclear risk: 0%</text:p>
            <text:soft-page-break/>
            <text:p text:style-name="P404">Subjects in high risk trials: 100%</text:p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</table:table-row>
      </table:table>
      <text:p text:style-name="P417">Notes:</text:p>
      <text:p text:style-name="Normal"><text:span text:style-name="T418">* Assessment of individual studies based on the Cochrane Handbook, Table 8.5.d. Available at<text:s/></text:span><text:a xlink:href="http://handbook-5-1.cochrane.org/chapter_8/table_8_5_d_criteria_for_judging_risk_of_bias_in_the_risk_of.htm" office:target-frame-name="_top" xlink:show="replace"><text:span text:style-name="T419">http://handbook-5-1.cochrane.org/chapter_8/table_8_5_d_criteria_for_judging_risk_of_bias_in_the_risk_of.htm</text:span></text:a><text:span text:style-name="T420"><text:s/>.</text:span></text:p>
      <text:p text:style-name="Normal"><text:span text:style-name="T421">† Summary determination across studies based on Cochrane Handbook, Table 8.</text:span><text:span text:style-name="T422">2.b</text:span><text:span text:style-name="T423">. Available at<text:s/></text:span><text:a xlink:href="https://training.cochrane.org/handbook/current/chapter-08#section-8-2-4" office:target-frame-name="_top" xlink:show="replace"><text:span text:style-name="T424">https://training.cochrane.org/handbook/current/chapter-08#section-8-2-4</text:span></text:a><text:span text:style-name="T425"><text:s text:c="2"/></text:span><text:span text:style-name="T426">.</text:span></text:p>
      <text:p text:style-name="Normal"><text:span text:style-name="T427">‡ Lack of a Consort diagram, by itself, is considered unclear risk of incomplete outcome and attrition bias.</text:span></text:p>
      <text:p text:style-name="Normal"><text:span text:style-name="T428">§ Lack of trial registration, by itself, is considered high risk of selective reporting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st" style:display-name="st" style:family="text" style:parent-style-name="DefaultParagraphFont"/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assouna, Habiba</meta:initial-creator>
    <dc:creator>Robert Badgett</dc:creator>
    <meta:creation-date>2022-09-22T12:15:00Z</meta:creation-date>
    <dc:date>2022-09-22T12:15:00Z</dc:date>
    <meta:template xlink:href="Normal.dotm" xlink:type="simple"/>
    <meta:editing-cycles>2</meta:editing-cycles>
    <meta:editing-duration>PT0S</meta:editing-duration>
    <meta:document-statistic meta:page-count="3" meta:paragraph-count="22" meta:word-count="1715" meta:character-count="11475" meta:row-count="81" meta:non-whitespace-character-count="9782"/>
  </office:meta>
</office:document-meta>
</file>